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  <text:p text:style-name="P11"/>
      <text:p text:style-name="P11">Wed 12/21/16 <text:span text:style-name="T1">4.25 miles</text:span></text:p>
      <text:p text:style-name="P11">After driving back to Meadville I ran and walked on the indoor track.</text:p>
      <text:p text:style-name="P11">I ran 1 mile with no shoes in 8:44 and rested 3:00.</text:p>
      <text:p text:style-name="P11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1"/>
      <text:p text:style-name="P11">Thurs 12/22/16 <text:span text:style-name="T1">4.5 miles</text:span> (Compare to Wed 12/1/16)</text:p>
      <text:p text:style-name="P11">I ran with Tiffany Hrach and Jim Fitch on the Allegheny College indoor track.</text:p>
      <text:p text:style-name="P11">1.5 mile warm up including ¼ mile of drills and rested a minute.</text:p>
      <text:p text:style-name="P11">We ran 2.5 miles in</text:p>
      <text:p text:style-name="P11">Spits: (9:42 + 9:29 + 4:29) = 23:40 or 9:28/mile.</text:p>
      <text:p text:style-name="P11">½ mile walk warm down</text:p>
      <text:p text:style-name="P11"><text:s/></text:p>
      <text:list xml:id="list4859686760821009122" text:style-name="L1">
        <text:list-item>
          <text:list>
            <text:list-header>
              <text:p text:style-name="P23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22T09:56:47.09</dc:date>
    <dc:creator>James Lombardi</dc:creator>
    <meta:editing-duration>PT21H1M19S</meta:editing-duration>
    <meta:editing-cycles>133</meta:editing-cycles>
    <meta:generator>OpenOffice/4.1.2$Win32 OpenOffice.org_project/412m3$Build-9782</meta:generator>
    <meta:document-statistic meta:table-count="0" meta:image-count="0" meta:object-count="0" meta:page-count="11" meta:paragraph-count="378" meta:word-count="3764" meta:character-count="18526"/>
  </office:meta>
</office:document-meta>
</file>